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 style:font-pitch="variable"/>
  </office:font-face-decls>
  <office:automatic-styles>
    <style:style style:name="P1" style:family="paragraph" style:parent-style-name="Standard">
      <style:text-properties style:font-name="Royston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7" style:family="paragraph" style:parent-style-name="Standard">
      <style:text-properties style:font-name="Royston" fo:font-size="36pt" fo:language="zxx" fo:country="none" officeooo:rsid="001ca7e0" officeooo:paragraph-rsid="001ca7e0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" fo:font-size="36pt" officeooo:rsid="00046875" officeooo:paragraph-rsid="00046875" style:font-size-asian="36pt" style:font-size-complex="36pt"/>
    </style:style>
    <style:style style:name="P9" style:family="paragraph" style:parent-style-name="Standard">
      <style:text-properties style:font-name="Royston" fo:font-size="36pt" officeooo:rsid="001ca7e0" officeooo:paragraph-rsid="001ca7e0" style:font-size-asian="36pt" style:font-size-complex="36pt"/>
    </style:style>
    <style:style style:name="P10" style:family="paragraph" style:parent-style-name="Standard">
      <style:text-properties style:font-name="Royston" fo:font-size="36pt" officeooo:rsid="001bee86" officeooo:paragraph-rsid="001bee86" style:font-size-asian="36pt" style:font-size-complex="36pt"/>
    </style:style>
    <style:style style:name="P11" style:family="paragraph" style:parent-style-name="Standard">
      <style:text-properties style:font-name="Royston" fo:font-size="36pt" officeooo:rsid="00107502" officeooo:paragraph-rsid="00107502" style:font-size-asian="36pt" style:font-size-complex="36pt"/>
    </style:style>
    <style:style style:name="P12" style:family="paragraph" style:parent-style-name="Subtitle">
      <style:paragraph-properties fo:break-before="page"/>
      <style:text-properties style:font-name="Royston" fo:font-size="36pt" style:font-size-asian="36pt" style:font-size-complex="36pt"/>
    </style:style>
    <style:style style:name="P13" style:family="paragraph" style:parent-style-name="Standard">
      <style:text-properties style:font-name="Royston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style:font-name="Royston" fo:font-size="18pt" officeooo:rsid="00046875" officeooo:paragraph-rsid="00046875" style:font-size-asian="18pt" style:font-size-complex="18pt"/>
    </style:style>
    <style:style style:name="P15" style:family="paragraph" style:parent-style-name="Standard">
      <style:text-properties style:font-name="Royston" fo:font-size="18pt" officeooo:rsid="00046875" officeooo:paragraph-rsid="00046875" style:font-size-asian="18pt" style:font-size-complex="18pt"/>
    </style:style>
    <style:style style:name="T1" style:family="text">
      <style:text-properties officeooo:rsid="00061b28"/>
    </style:style>
    <style:style style:name="T2" style:family="text">
      <style:text-properties officeooo:rsid="00107502"/>
    </style:style>
    <style:style style:name="T3" style:family="text">
      <style:text-properties officeooo:rsid="0012074c"/>
    </style:style>
    <style:style style:name="T4" style:family="text">
      <style:text-properties officeooo:rsid="0014aec4"/>
    </style:style>
    <style:style style:name="T5" style:family="text">
      <style:text-properties officeooo:rsid="0015be24"/>
    </style:style>
    <style:style style:name="T6" style:family="text">
      <style:text-properties officeooo:rsid="001615c6"/>
    </style:style>
    <style:style style:name="T7" style:family="text">
      <style:text-properties officeooo:rsid="00163760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1d04a2" style:language-asian="zxx" style:country-asian="none" style:language-complex="zxx" style:country-complex="none"/>
    </style:style>
    <style:style style:name="T10" style:family="text">
      <style:text-properties fo:language="zxx" fo:country="none" officeooo:rsid="001e5ac5" style:language-asian="zxx" style:country-asian="none" style:language-complex="zxx" style:country-complex="none"/>
    </style:style>
    <style:style style:name="T11" style:family="text">
      <style:text-properties fo:language="zxx" fo:country="none" officeooo:rsid="001f0d4b" style:language-asian="zxx" style:country-asian="none" style:language-complex="zxx" style:country-complex="none"/>
    </style:style>
    <style:style style:name="T12" style:family="text">
      <style:text-properties fo:language="zxx" fo:country="none" officeooo:rsid="00202436" style:language-asian="zxx" style:country-asian="none" style:language-complex="zxx" style:country-complex="none"/>
    </style:style>
    <style:style style:name="T13" style:family="text">
      <style:text-properties fo:language="zxx" fo:country="none" officeooo:rsid="00203073" style:language-asian="zxx" style:country-asian="none" style:language-complex="zxx" style:country-complex="none"/>
    </style:style>
    <style:style style:name="T14" style:family="text">
      <style:text-properties officeooo:rsid="001c0cd9"/>
    </style:style>
    <style:style style:name="T15" style:family="text">
      <style:text-properties officeooo:rsid="001ca7e0"/>
    </style:style>
    <style:style style:name="T16" style:family="text">
      <style:text-properties officeooo:rsid="002496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his is pretty cool, a font in my own handwriting! You can s<text:span text:style-name="T3">ee I</text:span><text:span text:style-name="T6">t'</text:span><text:span text:style-name="T3">s</text:span> missing <text:span text:style-name="T1">some </text:span>punctuation marks, the word processor substitutes in defaults which look pretty bad, but I<text:span text:style-name="T7">'</text:span>ll get <text:span text:style-name="T7">a</text:span>round to those. I <text:span text:style-name="T5">first</text:span> started on this way back in 1985 or thereab<text:span text:style-name="T4">o</text:span>uts when I was working in Guild<text:span text:style-name="T2">ford, and</text:span> learning <text:span text:style-name="T3">"</text:span>METAFONT<text:span text:style-name="T3">"</text:span>. But this was done using FontForge and Ink<text:span text:style-name="T4">s</text:span>cape, based on what I had left of print-outs of the METAFONT samples.</text:p>
      <text:p text:style-name="P1"/>
      <text:p text:style-name="P5">The quick brown fox jumps over the lazy do<text:span text:style-name="T16">g.</text:span></text:p>
      <text:p text:style-name="P5">THE QUICK BROWN FOX JUMPS OVER THE LAZY DOG.</text:p>
      <text:p text:style-name="P1"/>
      <text:p text:style-name="P6">ABCDEFGHIJKLMNOPQRSTUVWXYZ</text:p>
      <text:p text:style-name="P13">abcdefghijklmnopqrstuvwxyz</text:p>
      <text:p text:style-name="P8"><text:span text:style-name="T15">0</text:span>123456789</text:p>
      <text:p text:style-name="P9">9876543210</text:p>
      <text:p text:style-name="P10">5+5=10, $12, £4.00, (5+3)÷2=4, <text:span text:style-name="T14">(5+3)/2=4</text:span></text:p>
      <text:p text:style-name="P8">!<text:span text:style-name="T2">$%^ &amp;*()-=_+</text:span></text:p>
      <text:p text:style-name="P11">|\,./&lt;&gt;?;#:@~ </text:p>
      <text:p text:style-name="P7">¡¢£¤¥¦§ ¨ ©ª«¬® ¯° ±²³´ µ¶· ¸ ¹º»¼½¾¿</text:p>
      <text:p text:style-name="P7"/>
      <text:p text:style-name="P9"><text:span text:style-name="T8">ÀÁÂÃ</text:span><text:span text:style-name="T9">ÄÅ </text:span><text:span text:style-name="T10">Æ Ç ÈÉ</text:span><text:span text:style-name="T11">ÊË ÌÍÎÏ Ð </text:span><text:span text:style-name="T12">Ñ ÒÓÔÕÖ </text:span><text:span text:style-name="T13">× Ø ÙÚÛÜ </text:span></text:p>
      <text:p text:style-name="P2"/>
      <text:p text:style-name="P2">W. Hails</text:p>
      <text:p text:style-name="P12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<text:soft-page-break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<text:soft-page-break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<text:soft-page-break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1-28T16:13:44.318064416</dc:date>
    <meta:editing-duration>PT5H10M56S</meta:editing-duration>
    <meta:editing-cycles>35</meta:editing-cycles>
    <meta:generator>LibreOffice/7.4.4.2$Linux_X86_64 LibreOffice_project/40$Build-2</meta:generator>
    <meta:print-date>2023-01-28T11:12:53.167180566</meta:print-date>
    <meta:document-statistic meta:table-count="0" meta:image-count="0" meta:object-count="0" meta:page-count="7" meta:paragraph-count="66" meta:word-count="2839" meta:character-count="11559" meta:non-whitespace-character-count="6040"/>
  </office:meta>
</office:document-meta>
</file>